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0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RIVERA HERRERA, IVAN EDUARD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RIVERA HERRERA, IVAN EDUARD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3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PIO RIVERA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19:43:37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